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cca20" officeooo:paragraph-rsid="001ddd36" style:font-weight-asian="normal" style:font-weight-complex="normal"/>
    </style:style>
    <style:style style:name="P2" style:family="paragraph" style:parent-style-name="Standard">
      <style:text-properties officeooo:rsid="001cca20" officeooo:paragraph-rsid="001cca20"/>
    </style:style>
    <style:style style:name="P3" style:family="paragraph" style:parent-style-name="Standard">
      <style:text-properties fo:font-weight="normal" officeooo:rsid="001cca20" officeooo:paragraph-rsid="001cca20" style:font-weight-asian="normal" style:font-weight-complex="normal"/>
    </style:style>
    <style:style style:name="P4" style:family="paragraph" style:parent-style-name="Standard">
      <style:text-properties fo:font-weight="normal" officeooo:rsid="001cca20" officeooo:paragraph-rsid="001e295f" style:font-weight-asian="normal" style:font-weight-complex="normal"/>
    </style:style>
    <style:style style:name="P5" style:family="paragraph" style:parent-style-name="Standard">
      <style:text-properties fo:font-weight="normal" officeooo:rsid="001cca20" officeooo:paragraph-rsid="001ddd36" style:font-weight-asian="normal" style:font-weight-complex="normal"/>
    </style:style>
    <style:style style:name="P6" style:family="paragraph" style:parent-style-name="Standard">
      <style:text-properties fo:font-weight="normal" officeooo:rsid="001cca20" officeooo:paragraph-rsid="001cca20" style:font-weight-asian="normal" style:font-weight-complex="normal"/>
    </style:style>
    <style:style style:name="P7" style:family="paragraph" style:parent-style-name="Standard">
      <style:text-properties fo:font-weight="normal" officeooo:rsid="001cca20" officeooo:paragraph-rsid="001e295f" style:font-weight-asian="normal" style:font-weight-complex="normal"/>
    </style:style>
    <style:style style:name="P8" style:family="paragraph" style:parent-style-name="Standard">
      <style:text-properties fo:font-weight="normal" officeooo:rsid="001cca20" officeooo:paragraph-rsid="00214947" style:font-weight-asian="normal" style:font-weight-complex="normal"/>
    </style:style>
    <style:style style:name="P9" style:family="paragraph" style:parent-style-name="Standard">
      <style:text-properties officeooo:rsid="001cca20" officeooo:paragraph-rsid="001cca20"/>
    </style:style>
    <style:style style:name="P10" style:family="paragraph" style:parent-style-name="Standard">
      <style:text-properties fo:font-weight="bold" officeooo:rsid="001cca20" officeooo:paragraph-rsid="001cca20" style:font-weight-asian="bold" style:font-weight-complex="bold"/>
    </style:style>
    <style:style style:name="P11" style:family="paragraph" style:parent-style-name="Standard">
      <style:text-properties fo:font-weight="normal" officeooo:rsid="001cca20" officeooo:paragraph-rsid="001ddd36" style:font-weight-asian="normal" style:font-weight-complex="normal"/>
    </style:style>
    <style:style style:name="P12" style:family="paragraph" style:parent-style-name="Standard">
      <style:text-properties fo:font-weight="normal" officeooo:rsid="001cca20" officeooo:paragraph-rsid="001cca20" style:font-weight-asian="normal" style:font-weight-complex="normal"/>
    </style:style>
    <style:style style:name="P13" style:family="paragraph" style:parent-style-name="Standard">
      <style:text-properties fo:font-weight="normal" officeooo:rsid="001cca20" officeooo:paragraph-rsid="001e295f" style:font-weight-asian="normal" style:font-weight-complex="normal"/>
    </style:style>
    <style:style style:name="P14" style:family="paragraph" style:parent-style-name="Standard">
      <style:text-properties fo:font-weight="bold" officeooo:rsid="001cca20" officeooo:paragraph-rsid="001cca20" style:font-weight-asian="bold" style:font-weight-complex="bold"/>
    </style:style>
    <style:style style:name="P15" style:family="paragraph" style:parent-style-name="Standard">
      <style:text-properties officeooo:rsid="001cca20" officeooo:paragraph-rsid="001cca20"/>
    </style:style>
    <style:style style:name="T1" style:family="text">
      <style:text-properties officeooo:rsid="001ddd36"/>
    </style:style>
    <style:style style:name="T2" style:family="text">
      <style:text-properties officeooo:rsid="001ddd36"/>
    </style:style>
    <style:style style:name="T3" style:family="text">
      <style:text-properties officeooo:rsid="001e295f"/>
    </style:style>
    <style:style style:name="T4" style:family="text">
      <style:text-properties officeooo:rsid="001ec453"/>
    </style:style>
    <style:style style:name="T5" style:family="text">
      <style:text-properties officeooo:rsid="001f4601"/>
    </style:style>
    <style:style style:name="T6" style:family="text">
      <style:text-properties officeooo:rsid="00201ce3"/>
    </style:style>
    <style:style style:name="T7" style:family="text">
      <style:text-properties officeooo:rsid="00205db8"/>
    </style:style>
    <style:style style:name="T8" style:family="text">
      <style:text-properties officeooo:rsid="00206269"/>
    </style:style>
    <style:style style:name="T9" style:family="text">
      <style:text-properties officeooo:rsid="0021b1d6"/>
    </style:style>
    <style:style style:name="T10" style:family="text">
      <style:text-properties officeooo:rsid="0022ef50"/>
    </style:style>
    <style:style style:name="T11" style:family="text">
      <style:text-properties officeooo:rsid="0024bd50"/>
    </style:style>
    <style:style style:name="T12" style:family="text">
      <style:text-properties officeooo:rsid="0025370b"/>
    </style:style>
    <style:style style:name="T13" style:family="text">
      <style:text-properties officeooo:rsid="0025768c"/>
    </style:style>
    <style:style style:name="T14" style:family="text">
      <style:text-properties officeooo:rsid="0028d41c"/>
    </style:style>
    <style:style style:name="T15" style:family="text">
      <style:text-properties officeooo:rsid="002908cf"/>
    </style:style>
  </office:automatic-styles>
  <office:body>
    <office:text text:use-soft-page-breaks="true">
      <text:tracked-changes>
        <text:changed-region xml:id="ct51616960" text:id="ct51616960">
          <text:deletion>
            <office:change-info>
              <dc:creator>Unknown Author</dc:creator>
              <dc:date>2016-04-10T16:58:00</dc:date>
            </office:change-info>
            <text:p text:style-name="P1"/>
            <text:p text:style-name="P1"/>
            <text:p text:style-name="P1"/>
          </text:deletion>
        </text:changed-region>
        <text:changed-region xml:id="ct51620288" text:id="ct51620288">
          <text:deletion>
            <office:change-info>
              <dc:creator>Unknown Author</dc:creator>
              <dc:date>2016-04-10T16:21:00</dc:date>
            </office:change-info>
            <text:p text:style-name="P1">I have found there is no one-size fits all approach for data science. With a unique blend of industry and academic experience, I can ably understand both the intellectual and practical merit of a given approach. <text:s/>My academic experience focuses of the evaluation of data mining methods to ensure results are not spurious. In industry, I have worked with hundreds of organizations ranging from large multi-national corporations <text:s/>to single person start-ups and have helped analytics be successful in many different scenarios.</text:p>
          </text:deletion>
        </text:changed-region>
        <text:changed-region xml:id="ct51622704" text:id="ct51622704">
          <text:insertion>
            <office:change-info>
              <dc:creator>Unknown Author</dc:creator>
              <dc:date>2016-04-10T16:21:00</dc:date>
            </office:change-info>
          </text:insertion>
        </text:changed-region>
        <text:changed-region xml:id="ct51615040" text:id="ct51615040">
          <text:insertion>
            <office:change-info>
              <dc:creator>Unknown Author</dc:creator>
              <dc:date>2016-04-10T20:41:00</dc:date>
            </office:change-info>
          </text:insertion>
        </text:changed-region>
        <text:changed-region xml:id="ct51617360" text:id="ct51617360">
          <text:deletion>
            <office:change-info>
              <dc:creator>Unknown Author</dc:creator>
              <dc:date>2016-04-10T16:46:00</dc:date>
            </office:change-info>
            <text:p text:style-name="P1"/>
            <text:p text:style-name="P1"/>
          </text:deletion>
        </text:changed-region>
        <text:changed-region xml:id="ct51619472" text:id="ct51619472">
          <text:deletion>
            <office:change-info>
              <dc:creator>Unknown Author</dc:creator>
              <dc:date>2016-04-10T16:21:00</dc:date>
            </office:change-info>
            <text:p text:style-name="P1">In particular, my work has focused on understanding the how learning algorithms perform under different circumstances and extending traditional data mining approaches to the areas of text, complex networks and causality. These algorithms are applicable across a wide range of application areas. Projects I have worked on span, among others,fraud detection, work-flow prioritization and insurance.</text:p>
          </text:deletion>
        </text:changed-region>
        <text:changed-region xml:id="ct51623344" text:id="ct51623344">
          <text:insertion>
            <office:change-info>
              <dc:creator>Unknown Author</dc:creator>
              <dc:date>2016-04-10T16:39:00</dc:date>
            </office:change-info>
          </text:insertion>
        </text:changed-region>
        <text:changed-region xml:id="ct51624912" text:id="ct51624912">
          <text:insertion>
            <office:change-info>
              <dc:creator>Unknown Author</dc:creator>
              <dc:date>2016-04-10T16:40:00</dc:date>
            </office:change-info>
          </text:insertion>
        </text:changed-region>
        <text:changed-region xml:id="ct51627088" text:id="ct51627088">
          <text:insertion>
            <office:change-info>
              <dc:creator>Unknown Author</dc:creator>
              <dc:date>2016-04-10T16:41:00</dc:date>
            </office:change-info>
          </text:insertion>
        </text:changed-region>
        <text:changed-region xml:id="ct51624208" text:id="ct51624208">
          <text:deletion>
            <office:change-info>
              <dc:creator>Unknown Author</dc:creator>
              <dc:date>2016-04-10T16:41:00</dc:date>
            </office:change-info>
            <text:p text:style-name="P2">Written w</text:p>
          </text:deletion>
        </text:changed-region>
        <text:changed-region xml:id="ct51627424" text:id="ct51627424">
          <text:insertion>
            <office:change-info>
              <dc:creator>Unknown Author</dc:creator>
              <dc:date>2016-04-10T16:40:00</dc:date>
            </office:change-info>
          </text:insertion>
        </text:changed-region>
        <text:changed-region xml:id="ct51629504" text:id="ct51629504">
          <text:insertion>
            <office:change-info>
              <dc:creator>Unknown Author</dc:creator>
              <dc:date>2016-04-10T16:40:00</dc:date>
            </office:change-info>
          </text:insertion>
        </text:changed-region>
        <text:changed-region xml:id="ct51617552" text:id="ct51617552">
          <text:insertion>
            <office:change-info>
              <dc:creator>Unknown Author</dc:creator>
              <dc:date>2016-04-10T16:41:00</dc:date>
            </office:change-info>
          </text:insertion>
        </text:changed-region>
        <text:changed-region xml:id="ct51626464" text:id="ct51626464">
          <text:insertion>
            <office:change-info>
              <dc:creator>Unknown Author</dc:creator>
              <dc:date>2016-04-10T20:43:00</dc:date>
            </office:change-info>
          </text:insertion>
        </text:changed-region>
        <text:changed-region xml:id="ct51624496" text:id="ct51624496">
          <text:insertion>
            <office:change-info>
              <dc:creator>Unknown Author</dc:creator>
              <dc:date>2016-04-10T20:42:00</dc:date>
            </office:change-info>
          </text:insertion>
        </text:changed-region>
        <text:changed-region xml:id="ct51628944" text:id="ct51628944">
          <text:insertion>
            <office:change-info>
              <dc:creator>Unknown Author</dc:creator>
              <dc:date>2016-04-10T16:42:00</dc:date>
            </office:change-info>
          </text:insertion>
        </text:changed-region>
        <text:changed-region xml:id="ct51623536" text:id="ct51623536">
          <text:insertion>
            <office:change-info>
              <dc:creator>Unknown Author</dc:creator>
              <dc:date>2016-04-10T16:21:00</dc:date>
            </office:change-info>
          </text:insertion>
        </text:changed-region>
        <text:changed-region xml:id="ct51623776" text:id="ct51623776">
          <text:insertion>
            <office:change-info>
              <dc:creator>Unknown Author</dc:creator>
              <dc:date>2016-04-10T16:45:00</dc:date>
            </office:change-info>
          </text:insertion>
        </text:changed-region>
        <text:changed-region xml:id="ct51625280" text:id="ct51625280">
          <text:insertion>
            <office:change-info>
              <dc:creator>Unknown Author</dc:creator>
              <dc:date>2016-04-10T20:44:00</dc:date>
            </office:change-info>
          </text:insertion>
        </text:changed-region>
        <text:changed-region xml:id="ct51632464" text:id="ct51632464">
          <text:insertion>
            <office:change-info>
              <dc:creator>Unknown Author</dc:creator>
              <dc:date>2016-04-10T16:46:00</dc:date>
            </office:change-info>
          </text:insertion>
        </text:changed-region>
        <text:changed-region xml:id="ct51623968" text:id="ct51623968">
          <text:deletion>
            <office:change-info>
              <dc:creator>Unknown Author</dc:creator>
              <dc:date>2016-04-10T16:58:00</dc:date>
            </office:change-info>
            <text:p text:style-name="P3"/>
            <text:p text:style-name="P1"/>
            <text:p text:style-name="P3"/>
            <text:p text:style-name="P3"/>
          </text:deletion>
        </text:changed-region>
        <text:changed-region xml:id="ct51633200" text:id="ct51633200">
          <text:insertion>
            <office:change-info>
              <dc:creator>Unknown Author</dc:creator>
              <dc:date>2016-04-10T20:45:00</dc:date>
            </office:change-info>
          </text:insertion>
        </text:changed-region>
        <text:changed-region xml:id="ct51633712" text:id="ct51633712">
          <text:deletion>
            <office:change-info>
              <dc:creator>Unknown Author</dc:creator>
              <dc:date>2016-04-10T20:46:00</dc:date>
            </office:change-info>
            <text:p text:style-name="P3"><text:s/>about</text:p>
          </text:deletion>
        </text:changed-region>
        <text:changed-region xml:id="ct51634720" text:id="ct51634720">
          <text:insertion>
            <office:change-info>
              <dc:creator>Unknown Author</dc:creator>
              <dc:date>2016-04-10T20:46:00</dc:date>
            </office:change-info>
          </text:insertion>
        </text:changed-region>
        <text:changed-region xml:id="ct51633936" text:id="ct51633936">
          <text:deletion>
            <office:change-info>
              <dc:creator>Unknown Author</dc:creator>
              <dc:date>2016-04-10T20:46:00</dc:date>
            </office:change-info>
            <text:p text:style-name="P3"><text:s/>and explore data in new ways</text:p>
          </text:deletion>
        </text:changed-region>
        <text:changed-region xml:id="ct51634912" text:id="ct51634912">
          <text:deletion>
            <office:change-info>
              <dc:creator>Unknown Author</dc:creator>
              <dc:date>2016-04-10T20:47:00</dc:date>
            </office:change-info>
            <text:p text:style-name="P3">'ve</text:p>
          </text:deletion>
        </text:changed-region>
        <text:changed-region xml:id="ct51636640" text:id="ct51636640">
          <text:insertion>
            <office:change-info>
              <dc:creator>Unknown Author</dc:creator>
              <dc:date>2016-04-10T20:47:00</dc:date>
            </office:change-info>
          </text:insertion>
        </text:changed-region>
        <text:changed-region xml:id="ct51635104" text:id="ct51635104">
          <text:deletion>
            <office:change-info>
              <dc:creator>Unknown Author</dc:creator>
              <dc:date>2016-04-10T20:47:00</dc:date>
            </office:change-info>
            <text:p text:style-name="P3"><text:span text:style-name="T1">applied</text:span></text:p>
          </text:deletion>
        </text:changed-region>
        <text:changed-region xml:id="ct51638096" text:id="ct51638096">
          <text:insertion>
            <office:change-info>
              <dc:creator>Unknown Author</dc:creator>
              <dc:date>2016-04-10T20:47:00</dc:date>
            </office:change-info>
          </text:insertion>
        </text:changed-region>
        <text:changed-region xml:id="ct51639216" text:id="ct51639216">
          <text:insertion>
            <office:change-info>
              <dc:creator>Unknown Author</dc:creator>
              <dc:date>2016-04-10T20:47:00</dc:date>
            </office:change-info>
          </text:insertion>
        </text:changed-region>
        <text:changed-region xml:id="ct51639408" text:id="ct51639408">
          <text:deletion>
            <office:change-info>
              <dc:creator>Unknown Author</dc:creator>
              <dc:date>2016-04-10T20:47:00</dc:date>
            </office:change-info>
            <text:p text:style-name="P3"><text:s/>and have always seen an improvement over traditional approaches</text:p>
          </text:deletion>
        </text:changed-region>
        <text:changed-region xml:id="ct38325616" text:id="ct38325616">
          <text:deletion>
            <office:change-info>
              <dc:creator>Unknown Author</dc:creator>
              <dc:date>2016-04-10T20:47:00</dc:date>
            </office:change-info>
            <text:p text:style-name="P1">Text captures the <text:span text:style-name="T1">entirety</text:span> of human expression, unfortunately that <text:span text:style-name="T1">breadth </text:span>can be difficult to process <text:span text:style-name="T1">algorithmically.</text:span> </text:p>
          </text:deletion>
        </text:changed-region>
        <text:changed-region xml:id="ct51631808" text:id="ct51631808">
          <text:deletion>
            <office:change-info>
              <dc:creator>Unknown Author</dc:creator>
              <dc:date>2016-04-10T20:47:00</dc:date>
            </office:change-info>
            <text:p text:style-name="P1"><text:s/>efficiently</text:p>
          </text:deletion>
        </text:changed-region>
        <text:changed-region xml:id="ct51639776" text:id="ct51639776">
          <text:insertion>
            <office:change-info>
              <dc:creator>Unknown Author</dc:creator>
              <dc:date>2016-04-09T20:25:00</dc:date>
            </office:change-info>
          </text:insertion>
        </text:changed-region>
        <text:changed-region xml:id="ct51597136" text:id="ct51597136">
          <text:deletion>
            <office:change-info>
              <dc:creator>Unknown Author</dc:creator>
              <dc:date>2016-04-09T20:25:00</dc:date>
            </office:change-info>
            <text:p text:style-name="P1">to harness the strengths of each..</text:p>
          </text:deletion>
        </text:changed-region>
        <text:changed-region xml:id="ct51638912" text:id="ct51638912">
          <text:insertion>
            <office:change-info>
              <dc:creator>Unknown Author</dc:creator>
              <dc:date>2016-04-09T20:25:00</dc:date>
            </office:change-info>
          </text:insertion>
        </text:changed-region>
        <text:changed-region xml:id="ct51636928" text:id="ct51636928">
          <text:insertion>
            <office:change-info>
              <dc:creator>Unknown Author</dc:creator>
              <dc:date>2016-04-09T20:25:00</dc:date>
            </office:change-info>
          </text:insertion>
        </text:changed-region>
        <text:changed-region xml:id="ct51637264" text:id="ct51637264">
          <text:deletion>
            <office:change-info>
              <dc:creator>Unknown Author</dc:creator>
              <dc:date>2016-04-10T20:47:00</dc:date>
            </office:change-info>
            <text:p text:style-name="P1"><text:s text:c="2"/>I</text:p>
          </text:deletion>
        </text:changed-region>
        <text:changed-region xml:id="ct51600560" text:id="ct51600560">
          <text:deletion>
            <office:change-info>
              <dc:creator>Unknown Author</dc:creator>
              <dc:date>2016-04-10T20:48:00</dc:date>
            </office:change-info>
            <text:p text:style-name="P3">majority of machine learning algorithms are only correlative.</text:p>
          </text:deletion>
        </text:changed-region>
        <text:changed-region xml:id="ct51624688" text:id="ct51624688">
          <text:deletion>
            <office:change-info>
              <dc:creator>Unknown Author</dc:creator>
              <dc:date>2016-04-10T16:10:00</dc:date>
            </office:change-info>
            <text:p text:style-name="P3">Everyone knows that correlation does not imply causation yet the </text:p>
          </text:deletion>
        </text:changed-region>
        <text:changed-region xml:id="ct51602432" text:id="ct51602432">
          <text:deletion>
            <office:change-info>
              <dc:creator>Unknown Author</dc:creator>
              <dc:date>2016-04-10T20:48:00</dc:date>
            </office:change-info>
            <text:p text:style-name="P3"><text:s text:c="2"/></text:p>
          </text:deletion>
        </text:changed-region>
        <text:changed-region xml:id="ct51601632" text:id="ct51601632">
          <text:deletion>
            <office:change-info>
              <dc:creator>Unknown Author</dc:creator>
              <dc:date>2016-04-10T16:09:00</dc:date>
            </office:change-info>
            <text:p text:style-name="P3">The ultimate actionable knowledge is causal knowledge.</text:p>
          </text:deletion>
        </text:changed-region>
        <text:changed-region xml:id="ct51628736" text:id="ct51628736">
          <text:deletion>
            <office:change-info>
              <dc:creator>Unknown Author</dc:creator>
              <dc:date>2016-04-10T20:48:00</dc:date>
            </office:change-info>
            <text:p text:style-name="P3">. </text:p>
          </text:deletion>
        </text:changed-region>
        <text:changed-region xml:id="ct51632848" text:id="ct51632848">
          <text:deletion>
            <office:change-info>
              <dc:creator>Unknown Author</dc:creator>
              <dc:date>2016-04-10T16:08:00</dc:date>
            </office:change-info>
            <text:p text:style-name="P3">One of the core principles of data science is actionability</text:p>
          </text:deletion>
        </text:changed-region>
        <text:changed-region xml:id="ct51637824" text:id="ct51637824">
          <text:insertion>
            <office:change-info>
              <dc:creator>Unknown Author</dc:creator>
              <dc:date>2016-04-10T20:48:00</dc:date>
            </office:change-info>
          </text:insertion>
        </text:changed-region>
        <text:changed-region xml:id="ct51601328" text:id="ct51601328">
          <text:insertion>
            <office:change-info>
              <dc:creator>Unknown Author</dc:creator>
              <dc:date>2016-04-10T16:11:00</dc:date>
            </office:change-info>
          </text:insertion>
        </text:changed-region>
        <text:changed-region xml:id="ct51600864" text:id="ct51600864">
          <text:deletion>
            <office:change-info>
              <dc:creator>Unknown Author</dc:creator>
              <dc:date>2016-04-10T16:11:00</dc:date>
            </office:change-info>
            <text:p text:style-name="P3">worked on </text:p>
          </text:deletion>
        </text:changed-region>
        <text:changed-region xml:id="ct51602096" text:id="ct51602096">
          <text:insertion>
            <office:change-info>
              <dc:creator>Unknown Author</dc:creator>
              <dc:date>2016-04-10T16:11:00</dc:date>
            </office:change-info>
          </text:insertion>
        </text:changed-region>
        <text:changed-region xml:id="ct51619952" text:id="ct51619952">
          <text:insertion>
            <office:change-info>
              <dc:creator>Unknown Author</dc:creator>
              <dc:date>2016-04-10T16:12:00</dc:date>
            </office:change-info>
          </text:insertion>
        </text:changed-region>
        <text:changed-region xml:id="ct51629696" text:id="ct51629696">
          <text:deletion>
            <office:change-info>
              <dc:creator>Unknown Author</dc:creator>
              <dc:date>2016-04-10T16:12:00</dc:date>
            </office:change-info>
            <text:p text:style-name="P3">This is the future of data science. </text:p>
          </text:deletion>
        </text:changed-region>
        <text:changed-region xml:id="ct51622896" text:id="ct51622896">
          <text:deletion>
            <office:change-info>
              <dc:creator>Unknown Author</dc:creator>
              <dc:date>2016-04-10T16:11:00</dc:date>
            </office:change-info>
            <text:p text:style-name="P3">. </text:p>
          </text:deletion>
        </text:changed-region>
        <text:changed-region xml:id="ct45362912" text:id="ct45362912">
          <text:insertion>
            <office:change-info>
              <dc:creator>Unknown Author</dc:creator>
              <dc:date>2016-04-10T20:48:00</dc:date>
            </office:change-info>
          </text:insertion>
        </text:changed-region>
        <text:changed-region xml:id="ct45361808" text:id="ct45361808">
          <text:deletion>
            <office:change-info>
              <dc:creator>Unknown Author</dc:creator>
              <dc:date>2016-04-09T20:26:00</dc:date>
            </office:change-info>
            <text:p text:style-name="P4">helping over</text:p>
          </text:deletion>
        </text:changed-region>
        <text:changed-region xml:id="ct45361264" text:id="ct45361264">
          <text:insertion>
            <office:change-info>
              <dc:creator>Unknown Author</dc:creator>
              <dc:date>2016-04-09T20:26:00</dc:date>
            </office:change-info>
          </text:insertion>
        </text:changed-region>
        <text:changed-region xml:id="ct49054032" text:id="ct49054032">
          <text:insertion>
            <office:change-info>
              <dc:creator>Unknown Author</dc:creator>
              <dc:date>2016-04-09T20:26:00</dc:date>
            </office:change-info>
          </text:insertion>
        </text:changed-region>
        <text:changed-region xml:id="ct51598336" text:id="ct51598336">
          <text:deletion>
            <office:change-info>
              <dc:creator>Unknown Author</dc:creator>
              <dc:date>2016-04-10T21:00:00</dc:date>
            </office:change-info>
            <text:p text:style-name="P4"><text:s/></text:p>
          </text:deletion>
        </text:changed-region>
        <text:changed-region xml:id="ct51605808" text:id="ct51605808">
          <text:deletion>
            <office:change-info>
              <dc:creator>Unknown Author</dc:creator>
              <dc:date>2016-04-09T20:26:00</dc:date>
            </office:change-info>
            <text:p text:style-name="P4">100</text:p>
          </text:deletion>
        </text:changed-region>
        <text:changed-region xml:id="ct51626176" text:id="ct51626176">
          <text:insertion>
            <office:change-info>
              <dc:creator>Unknown Author</dc:creator>
              <dc:date>2016-04-09T20:26:00</dc:date>
            </office:change-info>
          </text:insertion>
        </text:changed-region>
        <text:changed-region xml:id="ct51637488" text:id="ct51637488">
          <text:insertion>
            <office:change-info>
              <dc:creator>Unknown Author</dc:creator>
              <dc:date>2016-04-10T16:14:00</dc:date>
            </office:change-info>
          </text:insertion>
        </text:changed-region>
        <text:changed-region xml:id="ct51643888" text:id="ct51643888">
          <text:insertion>
            <office:change-info>
              <dc:creator>Unknown Author</dc:creator>
              <dc:date>2016-04-10T16:15:00</dc:date>
            </office:change-info>
          </text:insertion>
        </text:changed-region>
        <text:changed-region xml:id="ct51645184" text:id="ct51645184">
          <text:insertion>
            <office:change-info>
              <dc:creator>Unknown Author</dc:creator>
              <dc:date>2016-04-10T16:16:00</dc:date>
            </office:change-info>
          </text:insertion>
        </text:changed-region>
        <text:changed-region xml:id="ct51645376" text:id="ct51645376">
          <text:deletion>
            <office:change-info>
              <dc:creator>Unknown Author</dc:creator>
              <dc:date>2016-04-10T16:17:00</dc:date>
            </office:change-info>
            <text:p text:style-name="P4">That has given me broad experience with setting up</text:p>
          </text:deletion>
        </text:changed-region>
        <text:changed-region xml:id="ct51634320" text:id="ct51634320">
          <text:deletion>
            <office:change-info>
              <dc:creator>Unknown Author</dc:creator>
              <dc:date>2016-04-10T20:49:00</dc:date>
            </office:change-info>
            <text:p text:style-name="P3">are</text:p>
          </text:deletion>
        </text:changed-region>
        <text:changed-region xml:id="ct45365648" text:id="ct45365648">
          <text:insertion>
            <office:change-info>
              <dc:creator>Unknown Author</dc:creator>
              <dc:date>2016-04-10T20:49:00</dc:date>
            </office:change-info>
          </text:insertion>
        </text:changed-region>
        <text:changed-region xml:id="ct45360656" text:id="ct45360656">
          <text:insertion>
            <office:change-info>
              <dc:creator>Unknown Author</dc:creator>
              <dc:date>2016-04-10T20:49:00</dc:date>
            </office:change-info>
          </text:insertion>
        </text:changed-region>
        <text:changed-region xml:id="ct51631488" text:id="ct51631488">
          <text:deletion>
            <office:change-info>
              <dc:creator>Unknown Author</dc:creator>
              <dc:date>2016-04-10T21:04:00</dc:date>
            </office:change-info>
            <text:p text:style-name="P3"><text:s/></text:p>
          </text:deletion>
        </text:changed-region>
        <text:changed-region xml:id="ct51632064" text:id="ct51632064">
          <text:insertion>
            <office:change-info>
              <dc:creator>Unknown Author</dc:creator>
              <dc:date>2016-04-10T16:18:00</dc:date>
            </office:change-info>
          </text:insertion>
        </text:changed-region>
        <text:changed-region xml:id="ct51635296" text:id="ct51635296">
          <text:deletion>
            <office:change-info>
              <dc:creator>Unknown Author</dc:creator>
              <dc:date>2016-04-10T16:19:00</dc:date>
            </office:change-info>
            <text:p text:style-name="P3">T</text:p>
          </text:deletion>
        </text:changed-region>
        <text:changed-region xml:id="ct51645600" text:id="ct51645600">
          <text:insertion>
            <office:change-info>
              <dc:creator>Unknown Author</dc:creator>
              <dc:date>2016-04-10T20:49:00</dc:date>
            </office:change-info>
          </text:insertion>
        </text:changed-region>
        <text:changed-region xml:id="ct51635488" text:id="ct51635488">
          <text:deletion>
            <office:change-info>
              <dc:creator>Unknown Author</dc:creator>
              <dc:date>2016-04-10T16:19:00</dc:date>
            </office:change-info>
            <text:p text:style-name="P3">often</text:p>
          </text:deletion>
        </text:changed-region>
        <text:changed-region xml:id="ct51645792" text:id="ct51645792">
          <text:deletion>
            <office:change-info>
              <dc:creator>Unknown Author</dc:creator>
              <dc:date>2016-04-10T21:04:00</dc:date>
            </office:change-info>
            <text:p text:style-name="P3"><text:s/></text:p>
          </text:deletion>
        </text:changed-region>
        <text:changed-region xml:id="ct51644080" text:id="ct51644080">
          <text:deletion>
            <office:change-info>
              <dc:creator>Unknown Author</dc:creator>
              <dc:date>2016-04-10T21:04:00</dc:date>
            </office:change-info>
            <text:p text:style-name="P3"><text:s text:c="3"/></text:p>
          </text:deletion>
        </text:changed-region>
        <text:changed-region xml:id="ct51644272" text:id="ct51644272">
          <text:insertion>
            <office:change-info>
              <dc:creator>Unknown Author</dc:creator>
              <dc:date>2016-04-10T21:04:00</dc:date>
            </office:change-info>
          </text:insertion>
        </text:changed-region>
        <text:changed-region xml:id="ct51644464" text:id="ct51644464">
          <text:deletion>
            <office:change-info>
              <dc:creator>Unknown Author</dc:creator>
              <dc:date>2016-04-10T20:49:00</dc:date>
            </office:change-info>
            <text:p text:style-name="P3">You can watch my progress on my website</text:p>
          </text:deletion>
        </text:changed-region>
        <text:changed-region xml:id="ct49057664" text:id="ct49057664">
          <text:insertion>
            <office:change-info>
              <dc:creator>Unknown Author</dc:creator>
              <dc:date>2016-04-10T20:49:00</dc:date>
            </office:change-info>
          </text:insertion>
        </text:changed-region>
        <text:changed-region xml:id="ct49055056" text:id="ct49055056">
          <text:deletion>
            <office:change-info>
              <dc:creator>Unknown Author</dc:creator>
              <dc:date>2016-04-10T21:08:00</dc:date>
            </office:change-info>
            <text:p text:style-name="P3">my wife's chronic fatigue symptoms</text:p>
          </text:deletion>
        </text:changed-region>
        <text:changed-region xml:id="ct51644656" text:id="ct51644656">
          <text:insertion>
            <office:change-info>
              <dc:creator>Unknown Author</dc:creator>
              <dc:date>2016-04-10T21:08:00</dc:date>
            </office:change-info>
          </text:insertion>
        </text:changed-region>
        <text:changed-region xml:id="ct45367344" text:id="ct45367344">
          <text:deletion>
            <office:change-info>
              <dc:creator>Unknown Author</dc:creator>
              <dc:date>2016-04-10T21:08:00</dc:date>
            </office:change-info>
            <text:p text:style-name="P3">we</text:p>
          </text:deletion>
        </text:changed-region>
        <text:changed-region xml:id="ct51641392" text:id="ct51641392">
          <text:insertion>
            <office:change-info>
              <dc:creator>Unknown Author</dc:creator>
              <dc:date>2016-04-10T21:08:00</dc:date>
            </office:change-info>
          </text:insertion>
        </text:changed-region>
        <text:changed-region xml:id="ct51641776" text:id="ct51641776">
          <text:deletion>
            <office:change-info>
              <dc:creator>Unknown Author</dc:creator>
              <dc:date>2016-04-10T21:08:00</dc:date>
            </office:change-info>
            <text:p text:style-name="P3">re</text:p>
          </text:deletion>
        </text:changed-region>
        <text:changed-region xml:id="ct51641584" text:id="ct51641584">
          <text:insertion>
            <office:change-info>
              <dc:creator>Unknown Author</dc:creator>
              <dc:date>2016-04-10T21:08:00</dc:date>
            </office:change-info>
          </text:insertion>
        </text:changed-region>
        <text:changed-region xml:id="ct45367536" text:id="ct45367536">
          <text:deletion>
            <office:change-info>
              <dc:creator>Unknown Author</dc:creator>
              <dc:date>2016-04-10T21:09:00</dc:date>
            </office:change-info>
            <text:p text:style-name="P3">chronic, </text:p>
          </text:deletion>
        </text:changed-region>
        <text:changed-region xml:id="ct51648768" text:id="ct51648768">
          <text:deletion>
            <office:change-info>
              <dc:creator>Unknown Author</dc:creator>
              <dc:date>2016-04-10T21:09:00</dc:date>
            </office:change-info>
            <text:p text:style-name="P3">symptoms</text:p>
          </text:deletion>
        </text:changed-region>
        <text:changed-region xml:id="ct51648960" text:id="ct51648960">
          <text:insertion>
            <office:change-info>
              <dc:creator>Unknown Author</dc:creator>
              <dc:date>2016-04-10T21:09:00</dc:date>
            </office:change-info>
          </text:insertion>
        </text:changed-region>
        <text:changed-region xml:id="ct45366048" text:id="ct45366048">
          <text:deletion>
            <office:change-info>
              <dc:creator>Unknown Author</dc:creator>
              <dc:date>2016-04-10T21:09:00</dc:date>
            </office:change-info>
            <text:p text:style-name="P3">complex</text:p>
          </text:deletion>
        </text:changed-region>
        <text:changed-region xml:id="ct51649152" text:id="ct51649152">
          <text:deletion>
            <office:change-info>
              <dc:creator>Unknown Author</dc:creator>
              <dc:date>2016-04-10T21:09:00</dc:date>
            </office:change-info>
            <text:p text:style-name="P3">looking for opportunities to</text:p>
          </text:deletion>
        </text:changed-region>
        <text:changed-region xml:id="ct51649344" text:id="ct51649344">
          <text:insertion>
            <office:change-info>
              <dc:creator>Unknown Author</dc:creator>
              <dc:date>2016-04-10T21:09:00</dc:date>
            </office:change-info>
          </text:insertion>
        </text:changed-region>
        <text:changed-region xml:id="ct51650464" text:id="ct51650464">
          <text:insertion>
            <office:change-info>
              <dc:creator>Unknown Author</dc:creator>
              <dc:date>2016-04-10T21:10:00</dc:date>
            </office:change-info>
          </text:insertion>
        </text:changed-region>
        <text:changed-region xml:id="ct51649536" text:id="ct51649536">
          <text:deletion>
            <office:change-info>
              <dc:creator>Unknown Author</dc:creator>
              <dc:date>2016-04-10T21:10:00</dc:date>
            </office:change-info>
            <text:p text:style-name="P3">e</text:p>
          </text:deletion>
        </text:changed-region>
        <text:changed-region xml:id="ct51649728" text:id="ct51649728">
          <text:insertion>
            <office:change-info>
              <dc:creator>Unknown Author</dc:creator>
              <dc:date>2016-04-10T21:10:00</dc:date>
            </office:change-info>
          </text:insertion>
        </text:changed-region>
        <text:changed-region xml:id="ct45370832" text:id="ct45370832">
          <text:deletion>
            <office:change-info>
              <dc:creator>Unknown Author</dc:creator>
              <dc:date>2016-04-10T21:06:00</dc:date>
            </office:change-info>
            <text:p text:style-name="P2">I have always been fascinated with t</text:p>
          </text:deletion>
        </text:changed-region>
        <text:changed-region xml:id="ct45366768" text:id="ct45366768">
          <text:insertion>
            <office:change-info>
              <dc:creator>Unknown Author</dc:creator>
              <dc:date>2016-04-10T21:06:00</dc:date>
            </office:change-info>
          </text:insertion>
        </text:changed-region>
        <text:changed-region xml:id="ct45372208" text:id="ct45372208">
          <text:insertion>
            <office:change-info>
              <dc:creator>Unknown Author</dc:creator>
              <dc:date>2016-04-10T21:06:00</dc:date>
            </office:change-info>
          </text:insertion>
        </text:changed-region>
        <text:changed-region xml:id="ct49045552" text:id="ct49045552">
          <text:insertion>
            <office:change-info>
              <dc:creator>Unknown Author</dc:creator>
              <dc:date>2016-04-10T16:20:00</dc:date>
            </office:change-info>
          </text:insertion>
        </text:changed-region>
        <text:changed-region xml:id="ct45346816" text:id="ct45346816">
          <text:deletion>
            <office:change-info>
              <dc:creator>Unknown Author</dc:creator>
              <dc:date>2016-04-10T16:20:00</dc:date>
            </office:change-info>
            <text:p text:style-name="P2">that summarizes some of my idea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verview Biography</text:p>
      <text:p text:style-name="P2"/>
      <text:p text:style-name="P1"><text:change text:change-id="ct51616960"/><text:change text:change-id="ct51620288"/>I am a creator, communicator, and practitioner of advanced algorithms for understanding complex data sets. <text:change-start text:change-id="ct51622704"/><text:s/><text:span text:style-name="T6">I have worked as a researcher developing new algorithms for data science, <text:s/>a software engineer deploying robust systems, a data scientist applying advanced algorithms to solve a specific business problem, and a team leader and manager enabling the delivery of analytics solutions at high-level within business constraints. <text:s/></text:span><text:change-end text:change-id="ct51622704"/><text:change-start text:change-id="ct51615040"/></text:p>
      <text:p text:style-name="P1"><text:change-end text:change-id="ct51615040"/><text:change text:change-id="ct51617360"/><text:change text:change-id="ct51619472"/></text:p>
      <text:p text:style-name="P2"><text:change-start text:change-id="ct51623344"/><text:span text:style-name="T7">Since 2009, I have been on the technical staff at Elder Research, Inc. serving for </text:span><text:change-end text:change-id="ct51623344"/><text:change-start text:change-id="ct51624912"/><text:span text:style-name="T7">the last several years as the Chief Scientist. </text:span><text:change-end text:change-id="ct51624912"/>I earned my MS and Ph.D. degrees in Computer Science from the University of Massachusetts Amherst, specializing in algorithms for causal data mining, and for analyzing complex relational data such as social networks. <text:change-start text:change-id="ct51627088"/><text:span text:style-name="T8">W</text:span><text:change-end text:change-id="ct51627088"/><text:change text:change-id="ct51624208"/>ith Dr. John Elder and four others, <text:change-start text:change-id="ct51627424"/><text:span text:style-name="T7">I co-authored a book titled </text:span><text:change-end text:change-id="ct51627424"/>&lt;i&gt;Practical Text Mining&lt;/i&gt; <text:change-start text:change-id="ct51629504"/><text:span text:style-name="T7">that </text:span><text:change-end text:change-id="ct51629504"/>was published by Elsevier in 2012 and won the PROSE Award for top book in the field of Computing and Information Sciences for that year.</text:p>
      <text:p text:style-name="P2"/>
      <text:p text:style-name="P10">Data Science Overview</text:p>
      <text:p text:style-name="P8">Data science is all about extracting meaningful knowledge from data and effectively communicating that knowledge to others. First and foremost, meaningful knowledge must not arise from spurious correlation or be displayed in misleading ways. <text:s/>Second, it must be repeatable and arise from a consistent process.<text:change-start text:change-id="ct51617552"/> <text:s/><text:change-end text:change-id="ct51617552"/><text:change-start text:change-id="ct51626464"/><text:span text:style-name="T9">In pursuit of these goals, two </text:span><text:change-end text:change-id="ct51626464"/><text:change-start text:change-id="ct51624496"/><text:span text:style-name="T9">major themes</text:span><text:change-end text:change-id="ct51624496"/><text:change-start text:change-id="ct51628944"/><text:span text:style-name="T9"> of my work are </text:span><text:change-end text:change-id="ct51628944"/><text:change-start text:change-id="ct51623536"/>understanding how learning algorithms perform <text:span text:style-name="T8">in</text:span> different circumstances and extending traditional data mining approaches to the areas of text, complex networks and causality. </text:p>
      <text:p text:style-name="P8"/>
      <text:p text:style-name="P8"><text:span text:style-name="T8">I have worked in wide variety of industries and application areas including consumer product goods, healthcare, non-profits, marketing</text:span> and insurance. <text:s/>I have <text:span text:style-name="T9">helped</text:span> hundreds of organizations ranging from large multi-national corporations to single person start-ups <text:change-end text:change-id="ct51623536"/><text:change-start text:change-id="ct51623776"/><text:span text:style-name="T8">to build consistent, performant data science </text:span><text:change-end text:change-id="ct51623776"/><text:change-start text:change-id="ct51625280"/><text:span text:style-name="T8">systems</text:span><text:change-end text:change-id="ct51625280"/><text:change-start text:change-id="ct51632464"/><text:span text:style-name="T8">.</text:span><text:change-end text:change-id="ct51632464"/></text:p>
      <text:p text:style-name="P3"><text:change text:change-id="ct51623968"/></text:p>
      <text:p text:style-name="P10">Graph Analytics</text:p>
      <text:p text:style-name="P3">Though most data science <text:span text:style-name="T1">approaches</text:span> <text:span text:style-name="T1">assume</text:span> <text:span text:style-name="T1">independent instances</text:span>, data rarely are <text:span text:style-name="T1">truly independent</text:span>. Graph Analytics allows you to easily reason<text:change-start text:change-id="ct51633200"/> <text:span text:style-name="T10">about and </text:span><text:change-end text:change-id="ct51633200"/><text:change text:change-id="ct51633712"/><text:change-start text:change-id="ct51634720"/><text:span text:style-name="T10">take advantage of</text:span><text:change-end text:change-id="ct51634720"/> dependencies between data instances<text:change text:change-id="ct51633936"/>. <text:s/>I<text:change text:change-id="ct51634912"/><text:change-start text:change-id="ct51636640"/> <text:span text:style-name="T11">have</text:span><text:change-end text:change-id="ct51636640"/> <text:change text:change-id="ct51635104"/><text:change-start text:change-id="ct51638096"/><text:span text:style-name="T1">experienced the benefits of</text:span><text:change-end text:change-id="ct51638096"/> graph analytics in applications <text:change-start text:change-id="ct51639216"/><text:span text:style-name="T10">ranging </text:span><text:change-end text:change-id="ct51639216"/>from fighting fraud to understanding coaching success in the NFL<text:change text:change-id="ct51639408"/>.</text:p>
      <text:p text:style-name="P3"/>
      <text:p text:style-name="P10">Text Analytics</text:p>
      <text:p text:style-name="P1"><text:change text:change-id="ct38325616"/><text:span text:style-name="T1">Having</text:span> <text:span text:style-name="T1">engineered</text:span> systems for<text:change text:change-id="ct51631808"/> processing text including NLP engines, text classifiers, <text:span text:style-name="T1">dynamic search engines </text:span>and other tools, <text:span text:style-name="T1">I</text:span>'ve found the key to having success with text <text:span text:style-name="T1">analytics</text:span> is using a combination of both <text:span text:style-name="T1">linguistic</text:span> and <text:span text:style-name="T1">statistical</text:span> reasoning<text:change-start text:change-id="ct51639776"/>.<text:change-end text:change-id="ct51639776"/> <text:change text:change-id="ct51597136"/><text:s/><text:change-start text:change-id="ct51638912"/><text:span text:style-name="T1">In addition to building text analytics software, </text:span><text:change-end text:change-id="ct51638912"/>I've authored a text book on text mining and routinely teach a day-long seminar<text:change-start text:change-id="ct51636928"/><text:span text:style-name="T1">s</text:span><text:change-end text:change-id="ct51636928"/> on text analytics concepts.<text:change text:change-id="ct51637264"/></text:p>
      <text:p text:style-name="P3"/>
      <text:p text:style-name="P10">Causation and Experimental Design</text:p>
      <text:p text:style-name="P3"><text:change text:change-id="ct51600560"/><text:change text:change-id="ct51624688"/><text:change text:change-id="ct51602432"/><text:change text:change-id="ct51601632"/><text:change text:change-id="ct51628736"/><text:change text:change-id="ct51632848"/><text:change-start text:change-id="ct51637824"/><text:span text:style-name="T12">Moving from correlation to causation is one of the current frontiers of machine learning research.</text:span><text:change-end text:change-id="ct51637824"/> <text:s/>I've <text:change-start text:change-id="ct51601328"/><text:span text:style-name="T4">contributed to </text:span><text:change-end text:change-id="ct51601328"/><text:change text:change-id="ct51600864"/>multiple algorithms to identify causal knowledge from observational knowledge alone<text:change-start text:change-id="ct51602096"/> <text:span text:style-name="T4">including my thesis work on improving the accuracy of structure learning alg</text:span><text:change-end text:change-id="ct51602096"/><text:change-start text:change-id="ct51619952"/><text:span text:style-name="T4">orithms for Bayesian networks and work with automated detection of quasi-experimental design</text:span><text:change-end text:change-id="ct51619952"/><text:change text:change-id="ct51629696"/><text:change text:change-id="ct51622896"/><text:change-start text:change-id="ct45362912"/><text:span text:style-name="T4">.</text:span><text:change-end text:change-id="ct45362912"/></text:p>
      <text:p text:style-name="P3"/>
      <text:p text:style-name="P10">Data Science Strategy</text:p>
      <text:p text:style-name="P4">I have had the privilege of <text:change text:change-id="ct45361808"/><text:change-start text:change-id="ct45361264"/><text:span text:style-name="T3">working with</text:span><text:change-end text:change-id="ct45361264"/> <text:change-start text:change-id="ct49054032"/><text:span text:style-name="T3">hundreds of </text:span><text:change-end text:change-id="ct49054032"/><text:change text:change-id="ct51598336"/><text:change text:change-id="ct51605808"/>organizations <text:change-start text:change-id="ct51626176"/><text:span text:style-name="T3">to </text:span><text:change-end text:change-id="ct51626176"/>implement data science, analytics and/or machine learning techniques in their business environment. <text:s/><text:change-start text:change-id="ct51637488"/><text:span text:style-name="T5">These experiences </text:span><text:change-end text:change-id="ct51637488"/><text:change-start text:change-id="ct51643888"/><text:span text:style-name="T5">have shaped my </text:span><text:soft-page-break/><text:span text:style-name="T5">understanding of successful deployment of data science models in a variety of settings</text:span><text:change-end text:change-id="ct51643888"/><text:change-start text:change-id="ct51645184"/><text:span text:style-name="T5">. <text:s/>Specific experience includes starting</text:span><text:change-end text:change-id="ct51645184"/><text:change text:change-id="ct51645376"/> an Analytics Center of Excellence, hiring data scientists, acquiring analytics software, and assessing analytics maturity for organizations ranging in size from start-ups to large multi-national corporations.</text:p>
      <text:p text:style-name="P3"/>
      <text:p text:style-name="P10">NFL Coaching Trees</text:p>
      <text:p text:style-name="P3">NFL Coaching Trees <text:change text:change-id="ct51634320"/><text:change-start text:change-id="ct45365648"/><text:span text:style-name="T13">provide</text:span><text:change-end text:change-id="ct45365648"/> a unique opportunity to <text:change-start text:change-id="ct45360656"/><text:span text:style-name="T13">quantitatively </text:span><text:change-end text:change-id="ct45360656"/>explore<text:change text:change-id="ct51631488"/><text:change-start text:change-id="ct51632064"/><text:span text:style-name="T5"> </text:span><text:change-end text:change-id="ct51632064"/>how influence propagates among individuals. <text:change text:change-id="ct51635296"/><text:change-start text:change-id="ct51645600"/><text:span text:style-name="T13">T</text:span><text:change-end text:change-id="ct51645600"/>he best coaches<text:change text:change-id="ct51635488"/><text:change text:change-id="ct51645792"/> produce many assistants who go on to be head coaches, but these assistants are not always successful.<text:change text:change-id="ct51644080"/><text:change-start text:change-id="ct51644272"/> <text:change-end text:change-id="ct51644272"/>I hope to understand why. <text:change text:change-id="ct51644464"/><text:change-start text:change-id="ct49057664"/><text:span text:style-name="T13">See more at</text:span><text:change-end text:change-id="ct49057664"/>:</text:p>
      <text:p text:style-name="P3"/>
      <text:p text:style-name="P10">Data Science and Functional Medicine</text:p>
      <text:p text:style-name="P3">After wrestling with <text:change text:change-id="ct49055056"/><text:change-start text:change-id="ct51644656"/><text:span text:style-name="T15">chronic illness in my family</text:span><text:change-end text:change-id="ct51644656"/> for the last several years, <text:change text:change-id="ct45367344"/><text:change-start text:change-id="ct51641392"/><text:span text:style-name="T15">I</text:span><text:change-end text:change-id="ct51641392"/> a<text:change text:change-id="ct51641776"/><text:change-start text:change-id="ct51641584"/><text:span text:style-name="T15">m</text:span><text:change-end text:change-id="ct51641584"/> learning that many <text:change text:change-id="ct45367536"/>unexplained medical <text:change text:change-id="ct51648768"/><text:change-start text:change-id="ct51648960"/><text:span text:style-name="T15">conditions</text:span><text:change-end text:change-id="ct51648960"/> such as chronic fatigue or food sensitivities can arise from the <text:change text:change-id="ct45366048"/><text:s/>interaction of multiple factors including nutritional deficiencies, genetic predispositions, and environmental toxins. This is an ideal situation to use machine learning techniques to help identify correlations between weak signals. I'm <text:change text:change-id="ct51649152"/><text:change-start text:change-id="ct51649344"/><text:span text:style-name="T15">in</text:span><text:change-end text:change-id="ct51649344"/><text:change-start text:change-id="ct51650464"/><text:span text:style-name="T15">terested in</text:span><text:change-end text:change-id="ct51650464"/> collaborat<text:change text:change-id="ct51649536"/><text:change-start text:change-id="ct51649728"/><text:span text:style-name="T15">ing</text:span><text:change-end text:change-id="ct51649728"/> with others in this area.</text:p>
      <text:p text:style-name="P3"/>
      <text:p text:style-name="P10">Swarm and Emergent Behaviors</text:p>
      <text:p text:style-name="P2"><text:change text:change-id="ct45370832"/><text:change-start text:change-id="ct45366768"/><text:span text:style-name="T14">T</text:span><text:change-end text:change-id="ct45366768"/>he behavior of complex systems and how seemingly complex behavior emerges from very simple systems<text:change-start text:change-id="ct45372208"/> <text:span text:style-name="T14">intrigues me</text:span><text:change-end text:change-id="ct45372208"/>. <text:s/>I wrote a thesis prospectus for the AAAI Doctoral Consortium <text:change-start text:change-id="ct49045552"/><text:span text:style-name="T5">describing how graph analytics and machine learning could be applied to better understand the emergence of complex adaptive systems. </text:span><text:change-end text:change-id="ct49045552"/><text:change text:change-id="ct45346816"/></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1:35:17.499124670</meta:creation-date>
    <meta:print-date>2016-04-10T20:57:08.160415936</meta:print-date>
    <dc:date>2016-04-13T20:57:46.951385684</dc:date>
    <meta:editing-duration>P3DT5H13M23S</meta:editing-duration>
    <meta:editing-cycles>17</meta:editing-cycles>
    <meta:generator>LibreOffice/4.2.8.2$Linux_X86_64 LibreOffice_project/420m0$Build-2</meta:generator>
    <meta:document-statistic meta:table-count="0" meta:image-count="0" meta:object-count="0" meta:page-count="2" meta:paragraph-count="20" meta:word-count="703" meta:character-count="4829" meta:non-whitespace-character-count="4130"/>
  </office:meta>
</office:document-meta>
</file>